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ncc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2" table:default-cell-style-name="ce3"/>
        <table:table-column table:style-name="co1" table:number-columns-repeated="16128" table:default-cell-style-name="ce1"/>
        <table:table-column table:style-name="co1" table:default-cell-style-name="ce3"/>
        <table:table-row table:style-name="ro1">
          <table:table-cell office:value-type="string" table:style-name="ce1">
            <text:p>131123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2T16:31:00" table:style-name="ce2">
            <text:p>11/12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52353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3T16:31:00" table:style-name="ce2">
            <text:p>11/13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085768678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4T16:31:00" table:style-name="ce2">
            <text:p>11/14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643634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5T16:31:00" table:style-name="ce2">
            <text:p>11/15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234124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6T16:31:00" table:style-name="ce2">
            <text:p>11/16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fasdfa</text:p>
          </table:table-cell>
          <table:table-cell office:value-type="float" office:value="1000000" table:style-name="ce1">
            <text:p>1000000</text:p>
          </table:table-cell>
          <table:table-cell office:value-type="date" office:date-value="2020-11-17T16:31:00" table:style-name="ce2">
            <text:p>11/17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sdfgsdf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8T16:31:00" table:style-name="ce2">
            <text:p>11/18/2020 16:31</text:p>
          </table:table-cell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1">
            <text:p>TestNumber</text:p>
          </table:table-cell>
          <table:table-cell office:value-type="float" office:value="200000" table:style-name="ce1">
            <text:p>200000</text:p>
          </table:table-cell>
          <table:table-cell office:value-type="date" office:date-value="2020-11-19T16:31:00" table:style-name="ce2">
            <text:p>11/19/2020 16:31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1">
          <table:table-cell table:number-columns-repeated="2" table:style-name="ce3"/>
          <table:table-cell table:style-name="ce2"/>
          <table:table-cell table:number-columns-repeated="252" table:style-name="ce3"/>
          <table:table-cell table:number-columns-repeated="1612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2</meta:initial-creator>
    <dc:creator>scan</dc:creator>
    <meta:creation-date>2020-11-12T10:09:12Z</meta:creation-date>
    <dc:date>2020-11-12T09:31:41Z</dc:date>
  </office:meta>
</office:document-meta>
</file>